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Tabel1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Tabel1.A" style:family="table-column">
      <style:table-column-properties style:column-width="17cm"/>
    </style:style>
    <style:style style:name="Tabel1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43ca98"/>
    </style:style>
    <style:style style:name="P6" style:family="paragraph" style:parent-style-name="Standard">
      <style:text-properties fo:language="en" fo:country="GB" officeooo:paragraph-rsid="0cb27039"/>
    </style:style>
    <style:style style:name="P7" style:family="paragraph" style:parent-style-name="Footnote">
      <style:text-properties fo:language="en" fo:country="GB" officeooo:paragraph-rsid="0fde5261" fo:background-color="transparent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f7a4390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8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9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25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79df8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20c7b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4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5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9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59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60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61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62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63" style:family="paragraph" style:parent-style-name="Standard">
      <style:text-properties style:font-name="Liberation Sans" fo:font-size="12pt" officeooo:rsid="0e0463fc" officeooo:paragraph-rsid="101e15d6" style:font-size-asian="12pt" style:font-size-complex="12pt"/>
    </style:style>
    <style:style style:name="P64" style:family="paragraph" style:parent-style-name="Standard">
      <style:text-properties style:font-name="Liberation Sans" fo:font-size="12pt" officeooo:rsid="0e0463fc" officeooo:paragraph-rsid="10355aff" style:font-size-asian="12pt" style:font-size-complex="12pt"/>
    </style:style>
    <style:style style:name="P6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66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21175" style:font-size-asian="10pt" style:font-size-complex="10pt"/>
    </style:style>
    <style:style style:name="P67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6498a" style:font-size-asian="10pt" style:font-size-complex="10pt"/>
    </style:style>
    <style:style style:name="P68" style:family="paragraph" style:parent-style-name="Standard">
      <style:text-properties officeooo:paragraph-rsid="0b0ddd8e"/>
    </style:style>
    <style:style style:name="P69" style:family="paragraph" style:parent-style-name="Standard">
      <style:text-properties officeooo:paragraph-rsid="04f68805"/>
    </style:style>
    <style:style style:name="P70" style:family="paragraph" style:parent-style-name="Standard">
      <style:text-properties officeooo:paragraph-rsid="0cb27039"/>
    </style:style>
    <style:style style:name="P7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text-properties officeooo:paragraph-rsid="0daa4aef"/>
    </style:style>
    <style:style style:name="P74" style:family="paragraph" style:parent-style-name="Standard">
      <style:text-properties officeooo:rsid="0dde9a1c" officeooo:paragraph-rsid="0dde9a1c"/>
    </style:style>
    <style:style style:name="P75" style:family="paragraph" style:parent-style-name="Standard">
      <style:text-properties officeooo:rsid="0dde9a1c" officeooo:paragraph-rsid="0f4adb30"/>
    </style:style>
    <style:style style:name="P76" style:family="paragraph" style:parent-style-name="Standard">
      <style:text-properties officeooo:rsid="0dde9a1c" officeooo:paragraph-rsid="0f5bbe35"/>
    </style:style>
    <style:style style:name="P7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8" style:family="paragraph" style:parent-style-name="Standard">
      <style:text-properties officeooo:paragraph-rsid="0f1c472f"/>
    </style:style>
    <style:style style:name="P79" style:family="paragraph" style:parent-style-name="Standard">
      <style:text-properties officeooo:paragraph-rsid="0f3ae219"/>
    </style:style>
    <style:style style:name="P80" style:family="paragraph" style:parent-style-name="Footnote">
      <style:text-properties officeooo:rsid="043ccc66" officeooo:paragraph-rsid="0f40045a"/>
    </style:style>
    <style:style style:name="P81" style:family="paragraph" style:parent-style-name="Footnote">
      <style:text-properties officeooo:rsid="043ccc66" officeooo:paragraph-rsid="0f4dc0dc"/>
    </style:style>
    <style:style style:name="P82" style:family="paragraph" style:parent-style-name="Standard">
      <style:text-properties officeooo:paragraph-rsid="0f4adb30"/>
    </style:style>
    <style:style style:name="P83" style:family="paragraph" style:parent-style-name="Standard">
      <style:text-properties officeooo:paragraph-rsid="0f4cd335"/>
    </style:style>
    <style:style style:name="P84" style:family="paragraph" style:parent-style-name="Standard">
      <style:text-properties officeooo:paragraph-rsid="0f6ac771"/>
    </style:style>
    <style:style style:name="P85" style:family="paragraph" style:parent-style-name="Standard">
      <style:text-properties officeooo:paragraph-rsid="0f6d4ef8"/>
    </style:style>
    <style:style style:name="P86" style:family="paragraph" style:parent-style-name="Standard">
      <style:paragraph-properties fo:text-align="center" style:justify-single-word="false"/>
      <style:text-properties officeooo:paragraph-rsid="0cc50ec9"/>
    </style:style>
    <style:style style:name="P87" style:family="paragraph" style:parent-style-name="Standard">
      <style:paragraph-properties fo:text-align="center" style:justify-single-word="false"/>
      <style:text-properties officeooo:paragraph-rsid="0daef67d"/>
    </style:style>
    <style:style style:name="P88" style:family="paragraph" style:parent-style-name="Standard">
      <style:paragraph-properties fo:text-align="center" style:justify-single-word="false"/>
      <style:text-properties officeooo:paragraph-rsid="0db0d4d1"/>
    </style:style>
    <style:style style:name="P89" style:family="paragraph" style:parent-style-name="Standard">
      <style:paragraph-properties fo:text-align="center" style:justify-single-word="false"/>
      <style:text-properties officeooo:paragraph-rsid="0f7a4390"/>
    </style:style>
    <style:style style:name="P90" style:family="paragraph" style:parent-style-name="Standard">
      <style:paragraph-properties fo:text-align="center" style:justify-single-word="false"/>
      <style:text-properties officeooo:paragraph-rsid="0eb4913f"/>
    </style:style>
    <style:style style:name="P91" style:family="paragraph" style:parent-style-name="Standard">
      <style:paragraph-properties fo:text-align="center" style:justify-single-word="false"/>
      <style:text-properties officeooo:paragraph-rsid="0cc5fe5b"/>
    </style:style>
    <style:style style:name="P92" style:family="paragraph" style:parent-style-name="Standard">
      <style:paragraph-properties fo:text-align="center" style:justify-single-word="false"/>
      <style:text-properties officeooo:paragraph-rsid="0d1ec96e"/>
    </style:style>
    <style:style style:name="P93" style:family="paragraph" style:parent-style-name="Standard">
      <style:paragraph-properties fo:text-align="center" style:justify-single-word="false"/>
      <style:text-properties officeooo:paragraph-rsid="0d804757"/>
    </style:style>
    <style:style style:name="P94" style:family="paragraph" style:parent-style-name="Standard">
      <style:paragraph-properties fo:text-align="center" style:justify-single-word="false"/>
      <style:text-properties officeooo:paragraph-rsid="102f2d76"/>
    </style:style>
    <style:style style:name="P95" style:family="paragraph" style:parent-style-name="Standard">
      <style:paragraph-properties fo:text-align="center" style:justify-single-word="false"/>
      <style:text-properties officeooo:paragraph-rsid="1032d70c"/>
    </style:style>
    <style:style style:name="P96" style:family="paragraph" style:parent-style-name="Footnote">
      <style:text-properties officeooo:paragraph-rsid="0fa0ab6e"/>
    </style:style>
    <style:style style:name="P97" style:family="paragraph" style:parent-style-name="Standard">
      <style:text-properties officeooo:paragraph-rsid="0fc8e1b1"/>
    </style:style>
    <style:style style:name="P98" style:family="paragraph" style:parent-style-name="Standard">
      <style:text-properties officeooo:paragraph-rsid="0fdfc605"/>
    </style:style>
    <style:style style:name="P99" style:family="paragraph" style:parent-style-name="Footnote">
      <style:text-properties officeooo:paragraph-rsid="101b7bd9"/>
    </style:style>
    <style:style style:name="P100" style:family="paragraph" style:parent-style-name="Footnote">
      <style:text-properties officeooo:paragraph-rsid="101f3d54"/>
    </style:style>
    <style:style style:name="P101" style:family="paragraph" style:parent-style-name="Standard">
      <style:text-properties officeooo:paragraph-rsid="102b18a5"/>
    </style:style>
    <style:style style:name="P102" style:family="paragraph" style:parent-style-name="Standard">
      <style:text-properties officeooo:paragraph-rsid="102d0319"/>
    </style:style>
    <style:style style:name="P103" style:family="paragraph" style:parent-style-name="Standard">
      <style:text-properties officeooo:paragraph-rsid="1032d175"/>
    </style:style>
    <style:style style:name="P10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6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1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19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0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0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1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50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5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2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3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5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55" style:family="text">
      <style:text-properties fo:color="#000000" loext:opacity="100%" style:font-name="Liberation Sans" fo:font-size="12pt" officeooo:rsid="0f43ca98" style:font-size-asian="12pt" style:font-size-complex="12pt"/>
    </style:style>
    <style:style style:name="T156" style:family="text">
      <style:text-properties fo:color="#000000" loext:opacity="100%" style:font-name="Liberation Sans" fo:font-size="12pt" officeooo:rsid="0f5d8a12" style:font-size-asian="12pt" style:font-size-complex="12pt"/>
    </style:style>
    <style:style style:name="T157" style:family="text">
      <style:text-properties fo:color="#000000" loext:opacity="100%" style:font-name="Liberation Sans" fo:font-size="12pt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8" style:family="text">
      <style:text-properties fo:color="#000000" loext:opacity="100%" style:font-name="Liberation Sans" fo:font-size="12pt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9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0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1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2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3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4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5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6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7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8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9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0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72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73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officeooo:rsid="102e8ac7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8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0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9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1032d70c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95" style:family="text">
      <style:text-properties style:text-line-through-style="none" style:text-line-through-type="none" style:font-name="Liberation Sans" fo:font-size="12pt" style:text-underline-style="none" fo:font-weight="normal" officeooo:rsid="1032d70c" style:font-size-asian="12pt" style:font-weight-asian="normal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b871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2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3" style:family="text">
      <style:text-properties fo:language="en" fo:country="GB"/>
    </style:style>
    <style:style style:name="T244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5" style:family="text">
      <style:text-properties fo:language="en" fo:country="GB" officeooo:rsid="0f28d107"/>
    </style:style>
    <style:style style:name="T246" style:family="text">
      <style:text-properties officeooo:rsid="0f981b1c"/>
    </style:style>
    <style:style style:name="T247" style:family="text">
      <style:text-properties style:font-name="Liberation Mono" fo:font-size="8pt" style:font-size-asian="8pt" style:font-size-complex="8pt" loext:padding="0.049cm" loext:border="0.31pt solid #000000"/>
    </style:style>
    <style:style style:name="T248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3" style:family="text">
      <style:text-properties officeooo:rsid="0fed6741"/>
    </style:style>
    <style:style style:name="T264" style:family="text">
      <style:text-properties officeooo:rsid="10b6b930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officeooo:rsid="10b6b930" style:font-weight-asian="bold" style:font-weight-complex="bold"/>
    </style:style>
    <style:style style:name="T267" style:family="text">
      <style:text-properties fo:font-weight="bold" officeooo:rsid="1037dad2" style:font-weight-asian="bold" style:font-weight-complex="bold"/>
    </style:style>
    <style:style style:name="T268" style:family="text">
      <style:text-properties officeooo:rsid="10a1959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104"><text:span text:style-name="Strong_20_Emphasis"><text:span text:style-name="T120">Checklist for installing </text:span></text:span><text:span text:style-name="Strong_20_Emphasis"><text:span text:style-name="T120"><text:user-field-get text:name="Distro">Ubuntu</text:user-field-get></text:span></text:span><text:span text:style-name="Strong_20_Emphasis"><text:span text:style-name="T120"><text:s/></text:span></text:span><text:span text:style-name="Strong_20_Emphasis"><text:span text:style-name="T121"><text:user-field-get text:name="Version">24.04</text:user-field-get></text:span></text:span><text:span text:style-name="Strong_20_Emphasis"><text:span text:style-name="T122"><text:note text:id="ftn1" text:note-class="footnote"><text:note-citation>1</text:note-citation><text:note-body><text:p text:style-name="P100"><text:span text:style-name="T249">This </text:span><text:span text:style-name="Strong_20_Emphasis"><text:span text:style-name="T251"><text:user-field-get text:name="Distro">Ubuntu</text:user-field-get></text:span></text:span><text:span text:style-name="T250"><text:s/></text:span><text:span text:style-name="T252"><text:user-field-get text:name="Version">24.04</text:user-field-get></text:span><text:span text:style-name="T252"><text:s/></text:span><text:span text:style-name="Strong_20_Emphasis"><text:span text:style-name="T253"><text:user-field-get text:name="Edition">Desktop</text:user-field-get></text:span></text:span><text:span text:style-name="T249"><text:s/>(codename noble) from April </text:span><text:span text:style-name="Strong_20_Emphasis"><text:span text:style-name="T254"><text:user-field-get text:name="Releaseyear">2024</text:user-field-get></text:span></text:span><text:span text:style-name="T249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123"><text:s/></text:span></text:span><text:span text:style-name="Strong_20_Emphasis"><text:span text:style-name="T124"><text:user-field-get text:name="Edition">Desktop</text:user-field-get></text:span></text:span><text:span text:style-name="Strong_20_Emphasis"><text:span text:style-name="T125">.</text:span></text:span></text:p>
      <text:p text:style-name="P36"><text:span text:style-name="Strong_20_Emphasis"><text:span text:style-name="T85"/></text:span></text:p>
      <text:p text:style-name="P36"><text:span text:style-name="Strong_20_Emphasis"><text:span text:style-name="T190">This is a fillable PDF, no printing required.</text:span></text:span></text:p>
      <text:p text:style-name="P37"><text:span text:style-name="Strong_20_Emphasis"><text:span text:style-name="T119"/></text:span></text:p>
      <text:p text:style-name="P23"><text:span text:style-name="T139">Fill in the </text:span><text:span text:style-name="Strong_20_Emphasis"><text:span text:style-name="T57">text box</text:span></text:span><text:span text:style-name="T139"> behind the </text:span><text:span text:style-name="T148">underlined</text:span><text:span text:style-name="T140"> </text:span><text:span text:style-name="T139">words, see [explanation]:</text:span></text:p>
      <text:p text:style-name="P21"><text:span text:style-name="Definition"><text:span text:style-name="T244">user</text:span></text:span><text:span text:style-name="T196"><text:tab/><text:tab/></text:span><text:span text:style-name="T206"> <text:tab/><text:tab/><text:tab/> </text:span><text:span text:style-name="T197"><draw:control text:anchor-type="as-char" svg:y="-0.4cm" draw:z-index="4" draw:name="Gebruiker" draw:style-name="gr2" draw:text-style-name="P110" svg:width="6.4cm" svg:height="0.6cm" draw:control="control3"><svg:title>Gebruiker</svg:title><svg:desc>Volledige naam, bijv. Jan Stek</svg:desc></draw:control></text:span><text:span text:style-name="T197"><text:s text:c="2"/></text:span><text:span text:style-name="T198">[</text:span><text:span text:style-name="T205">F</text:span><text:span text:style-name="T199">ull </text:span><text:span text:style-name="T207">na</text:span><text:span text:style-name="T209">me,</text:span><text:span text:style-name="T207"> </text:span><text:span text:style-name="T209">e.g.</text:span><text:span text:style-name="T207"> </text:span><text:span text:style-name="T208">J</text:span><text:span text:style-name="T211">ohn Doe</text:span><text:span text:style-name="T214">]</text:span></text:p>
      <text:p text:style-name="P78"><text:span text:style-name="Definition"><text:span text:style-name="T213">USER</text:span></text:span><text:span text:style-name="Definition"><text:span text:style-name="T243">na</text:span></text:span><text:span text:style-name="Definition"><text:span text:style-name="T245">me</text:span></text:span><text:span text:style-name="T212"><text:tab/><text:tab/><text:tab/> </text:span><text:span text:style-name="T212"><draw:control text:anchor-type="as-char" svg:y="-0.4cm" draw:z-index="11" draw:name="Gberuikersnaam 2" draw:style-name="gr2" draw:text-style-name="P110" svg:width="6.4cm" svg:height="0.6cm" draw:control="control10"><svg:title>Gebruikersnaam</svg:title><svg:desc>Korte naam, bijv. jan</svg:desc></draw:control></text:span><text:span text:style-name="T212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30">j</text:span><text:span text:style-name="T132">oh</text:span><text:span text:style-name="T130">n</text:span><text:span text:style-name="T131">]</text:span></text:p>
      <text:p text:style-name="P20"><text:span text:style-name="Definition"><text:span text:style-name="T243">COMPUTERNA</text:span></text:span><text:span text:style-name="Definition"><text:span text:style-name="T245">me</text:span></text:span><text:span text:style-name="T215"><text:tab/> </text:span><text:span text:style-name="T243"><draw:control text:anchor-type="as-char" svg:y="-0.4cm" draw:z-index="5" draw:name="Computernaam" draw:style-name="gr2" draw:text-style-name="P110" svg:width="6.4cm" svg:height="0.6cm" draw:control="control4"><svg:title>Computernaam</svg:title><svg:desc>Unieke naam van de computer</svg:desc></draw:control></text:span><text:span text:style-name="T243"><text:s text:c="2"/></text:span><text:span text:style-name="T216">[</text:span><text:span text:style-name="T222">N</text:span><text:span text:style-name="T217">a</text:span><text:span text:style-name="T221">me of the</text:span><text:span text:style-name="T217"> compute</text:span><text:span text:style-name="T218">r, </text:span><text:span text:style-name="T221">e.g.</text:span><text:span text:style-name="T219"> </text:span><text:span text:style-name="T220">pc02</text:span><text:span text:style-name="T216">]</text:span></text:p>
      <text:p text:style-name="P24"><text:span text:style-name="Definition"><text:span text:style-name="T224">USER</text:span></text:span><text:span text:style-name="T223"><text:tab/><text:tab/></text:span><text:span text:style-name="T206"> <text:tab/><text:tab/><text:tab/> </text:span><text:span text:style-name="T197"><draw:control text:anchor-type="as-char" svg:y="-0.4cm" draw:z-index="8" draw:name="Gebruiker 1" draw:style-name="gr2" draw:text-style-name="P110" svg:width="6.4cm" svg:height="0.6cm" draw:control="control7"><svg:title>Gebruiker</svg:title><svg:desc>Volledige naam, bijv. Jan Stek</svg:desc></draw:control></text:span><text:span text:style-name="T197"><text:s text:c="2"/></text:span><text:span text:style-name="T198">[</text:span><text:span text:style-name="T205">F</text:span><text:span text:style-name="T200">ull </text:span><text:span text:style-name="T201">na</text:span><text:span text:style-name="T202">me</text:span><text:span text:style-name="T201"> possibly </text:span><text:span text:style-name="T204">2</text:span><text:span text:style-name="T237">nd</text:span><text:span text:style-name="T204"> </text:span><text:span text:style-name="T203">user</text:span><text:span text:style-name="T210">]</text:span></text:p>
      <text:p text:style-name="P98"><text:span text:style-name="Definition"><text:span text:style-name="T224">USERN</text:span></text:span><text:span text:style-name="Definition"><text:span text:style-name="T225">a</text:span></text:span><text:span text:style-name="Definition"><text:span text:style-name="T226">me</text:span></text:span><text:span text:style-name="Definition"><text:span text:style-name="T231"><text:tab/><text:tab/><text:tab/> </text:span></text:span><text:span text:style-name="T212"><draw:control text:anchor-type="as-char" svg:y="-0.4cm" draw:z-index="9" draw:name="Gberuikersnaam 1" draw:style-name="gr2" draw:text-style-name="P110" svg:width="6.4cm" svg:height="0.6cm" draw:control="control8"><svg:title>Gebruikersnaam</svg:title><svg:desc>Korte naam, bijv. jan</svg:desc></draw:control></text:span><text:span text:style-name="T212"><text:s text:c="2"/></text:span><text:span text:style-name="T228">[</text:span><text:span text:style-name="T230">U</text:span><text:span text:style-name="T229">ser</text:span><text:span text:style-name="T227"> </text:span><text:span text:style-name="T233">na</text:span><text:span text:style-name="T234">me</text:span><text:span text:style-name="T233"> possibly </text:span><text:span text:style-name="T236">2</text:span><text:span text:style-name="T238">nd</text:span><text:span text:style-name="T236"> </text:span><text:span text:style-name="T235">user</text:span><text:span text:style-name="T232">]</text:span></text:p>
      <text:p text:style-name="P22"><text:span text:style-name="T133">Replace the </text:span><text:span text:style-name="T147">underlined</text:span><text:span text:style-name="T133"> words in this checklist with those in the </text:span><text:span text:style-name="Strong_20_Emphasis"><text:span text:style-name="T32">te</text:span></text:span><text:span text:style-name="Strong_20_Emphasis"><text:span text:style-name="T47">x</text:span></text:span><text:span text:style-name="Strong_20_Emphasis"><text:span text:style-name="T32">t </text:span></text:span><text:span text:style-name="Strong_20_Emphasis"><text:span text:style-name="T47">box</text:span></text:span><text:span text:style-name="T133">.</text:span></text:p>
      <text:p text:style-name="P65"/>
      <text:p text:style-name="P65"/>
      <text:p text:style-name="P25"><text:span text:style-name="T143">Not yet on Linux?</text:span><text:span text:style-name="T134"><text:tab/></text:span><text:span text:style-name="Strong_20_Emphasis"><text:span text:style-name="T59"><draw:control text:anchor-type="as-char" draw:z-index="17" draw:name="Vorm3" draw:style-name="gr1" draw:text-style-name="P109" svg:width="0.35cm" svg:height="0.35cm" draw:control="control16"/></text:span></text:span><text:span text:style-name="T141"><text:tab/></text:span><text:span text:style-name="T142">Use</text:span><text:span text:style-name="T135"> </text:span><text:span text:style-name="Strong_20_Emphasis"><text:span text:style-name="T145">Checklist </text:span></text:span><text:span text:style-name="Strong_20_Emphasis"><text:span text:style-name="T146">transfer</text:span></text:span><text:span text:style-name="T135"> o</text:span><text:span text:style-name="T138">n</text:span><text:span text:style-name="T135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36"> </text:span><text:span text:style-name="T138">u</text:span><text:span text:style-name="T136">nder </text:span><text:span text:style-name="T144">Linux</text:span><text:span text:style-name="T137">.</text:span></text:p>
      <text:p text:style-name="P60"><text:span text:style-name="T162">New installation?</text:span><text:span text:style-name="T164"><text:tab/><text:tab/></text:span><text:span text:style-name="Strong_20_Emphasis"><text:span text:style-name="T86"><draw:control text:anchor-type="as-char" draw:z-index="18" draw:name="Vorm 2" draw:style-name="gr1" draw:text-style-name="P109" svg:width="0.35cm" svg:height="0.35cm" draw:control="control17"/></text:span></text:span><text:span text:style-name="T166"><text:tab/>Start at chapter</text:span><text:span text:style-name="T164"> </text:span><text:span text:style-name="T162"><text:bookmark-ref text:reference-format="page" text:ref-name="__RefNumPara__4009_1271708128">2</text:bookmark-ref></text:span><text:span text:style-name="T164"><text:s text:c="2"/></text:span><text:span text:style-name="T163"><text:bookmark-ref text:reference-format="text" text:ref-name="__RefNumPara__4009_1271708128">Perform installation</text:bookmark-ref></text:span><text:span text:style-name="T165">.</text:span></text:p>
      <text:p text:style-name="P42"/>
      <text:p text:style-name="P42"/>
      <text:list text:style-name="L1">
        <text:list-item>
          <text:p text:style-name="P106"><text:bookmark-start text:name="__RefNumPara__4083_1271708128"/>Prepar<text:span text:style-name="T246">e </text:span>installation<text:bookmark-end text:name="__RefNumPara__4083_1271708128"/></text:p>
        </text:list-item>
      </text:list>
      <text:p text:style-name="P3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72"><text:span text:style-name="Strong_20_Emphasis"><text:span text:style-name="T58"><draw:control text:anchor-type="as-char" draw:z-index="7" draw:name="Vorm3_0" draw:style-name="gr1" draw:text-style-name="P109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58"><draw:control text:anchor-type="as-char" draw:z-index="14" draw:name="Vorm3_ 1" draw:style-name="gr1" draw:text-style-name="P109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71"><text:span text:style-name="Strong_20_Emphasis"><text:span text:style-name="T28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80"><text:span text:style-name="User_20_Entry"><text:span text:style-name="T89">Login any additional </text:span></text:span><text:span text:style-name="Definition"><text:span text:style-name="T242">USER</text:span></text:span><text:span text:style-name="User_20_Entry"><text:span text:style-name="T93">s</text:span></text:span><text:span text:style-name="User_20_Entry"><text:span text:style-name="T98"> </text:span></text:span><text:span text:style-name="User_20_Entry"><text:span text:style-name="T89">and follow the same steps.</text:span>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2" office:value-type="string">
            <text:p text:style-name="P43"/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4"><text:span text:style-name="Strong_20_Emphasis"><text:span text:style-name="T87"><draw:control text:anchor-type="as-char" draw:z-index="19" draw:name="Vorm 4" draw:style-name="gr1" draw:text-style-name="P109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3" office:value-type="string">
            <text:p text:style-name="P84"><text:span text:style-name="Strong_20_Emphasis"><text:span text:style-name="T53">P</text:span></text:span><text:span text:style-name="Strong_20_Emphasis"><text:span text:style-name="T34">ress the </text:span></text:span><text:span text:style-name="Strong_20_Emphasis"><text:span text:style-name="T117">Super</text:span></text:span><text:span text:style-name="Strong_20_Emphasis"><text:span text:style-name="T31"> </text:span></text:span><text:span text:style-name="Strong_20_Emphasis"><text:span text:style-name="T48">key</text:span></text:span><text:span text:style-name="Strong_20_Emphasis"><text:span text:style-name="T23"><text:note text:id="ftn3" text:note-class="footnote"><text:note-citation>3</text:note-citation><text:note-body><text:p text:style-name="P2">The <text:span text:style-name="T247">Super</text:span> key is the Windows key, Command key (Apple), or Magnifier key<text:span text:style-name="T159"> </text:span><text:span text:style-name="T160">(Chromebook)</text:span><text:span text:style-name="T159">.</text:span></text:p></text:note-body></text:note></text:span></text:span><text:span text:style-name="Strong_20_Emphasis"><text:span text:style-name="T35">, </text:span></text:span><text:span text:style-name="Strong_20_Emphasis"><text:span text:style-name="T37">type</text:span></text:span><text:span text:style-name="Strong_20_Emphasis"><text:span text:style-name="T38"> </text:span></text:span><text:span text:style-name="Strong_20_Emphasis"><text:span text:style-name="T63">ter</text:span></text:span><text:span text:style-name="Strong_20_Emphasis"><text:span text:style-name="T64">m</text:span></text:span><text:span text:style-name="Strong_20_Emphasis"><text:span text:style-name="T39"> </text:span></text:span><text:span text:style-name="Strong_20_Emphasis"><text:span text:style-name="T49">and click the </text:span></text:span><text:span text:style-name="Strong_20_Emphasis"><text:span text:style-name="T65">Terminal</text:span></text:span><text:span text:style-name="Strong_20_Emphasis"><text:span text:style-name="T49"> icon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87"><text:span text:style-name="Strong_20_Emphasis"><text:span text:style-name="T33"/></text:span></text:p>
          </table:table-cell>
          <table:table-cell table:style-name="_31_._5f_Installatie_5f_voorbereiden.A1" office:value-type="string">
            <text:p text:style-name="P87"><text:span text:style-name="Strong_20_Emphasis"><text:span text:style-name="T33"/></text:span></text:p>
          </table:table-cell>
          <table:table-cell table:style-name="_31_._5f_Installatie_5f_voorbereiden.D4" office:value-type="string">
            <text:p text:style-name="P79"><text:span text:style-name="T13">Type these two commands, each followed by the</text:span><text:span text:style-name="Strong_20_Emphasis"><text:span text:style-name="T39"> </text:span></text:span><text:span text:style-name="Strong_20_Emphasis"><text:span text:style-name="T118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D5" office:value-type="string">
            <text:p text:style-name="P103"><text:span text:style-name="User_20_Entry"><text:span text:style-name="T103">wget karelzimmer.nl/</text:span></text:span><text:span text:style-name="User_20_Entry"><text:span text:style-name="T104">getdeb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D6" office:value-type="string">
            <text:p text:style-name="P103"><text:span text:style-name="User_20_Entry"><text:span text:style-name="T103">bash </text:span></text:span><text:span text:style-name="User_20_Entry"><text:span text:style-name="T104">getdeb</text:span></text:span></text:p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7" office:value-type="string">
            <text:p text:style-name="P74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8" office:value-type="string">
            <text:p text:style-name="P44"/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4"><text:span text:style-name="Strong_20_Emphasis"><text:span text:style-name="T87"><draw:control text:anchor-type="as-char" draw:z-index="20" draw:name="Vorm 6" draw:style-name="gr1" draw:text-style-name="P109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94"><text:span text:style-name="Strong_20_Emphasis"><text:span text:style-name="T87"><draw:control text:anchor-type="as-char" draw:z-index="21" draw:name="Vorm 7" draw:style-name="gr1" draw:text-style-name="P109" svg:width="0.35cm" svg:height="0.35cm" draw:control="control20"/></text:span></text:span></text:p>
          </table:table-cell>
          <table:table-cell table:style-name="_31_._5f_Installatie_5f_voorbereiden.D9" office:value-type="string">
            <text:p text:style-name="P84"><text:span text:style-name="Strong_20_Emphasis"><text:span text:style-name="T53">P</text:span></text:span><text:span text:style-name="Strong_20_Emphasis"><text:span text:style-name="T35">ress the</text:span></text:span><text:span text:style-name="Strong_20_Emphasis"><text:span text:style-name="T36"> </text:span></text:span><text:span text:style-name="Strong_20_Emphasis"><text:span text:style-name="T117">Super</text:span></text:span><text:span text:style-name="Strong_20_Emphasis"><text:span text:style-name="T35"> key</text:span></text:span><text:span text:style-name="Strong_20_Emphasis"><text:span text:style-name="T25"><text:note-ref text:note-class="footnote" text:reference-format="text" text:ref-name="ftn3">3</text:note-ref></text:span></text:span><text:span text:style-name="Strong_20_Emphasis"><text:span text:style-name="T35">, type </text:span></text:span><text:span text:style-name="Strong_20_Emphasis"><text:span text:style-name="T67">menu</text:span></text:span><text:span text:style-name="Strong_20_Emphasis"><text:span text:style-name="T35"> and click the </text:span></text:span><text:span text:style-name="Strong_20_Emphasis"><text:span text:style-name="T105">Install</text:span></text:span><text:span text:style-name="Strong_20_Emphasis"><text:span text:style-name="T106">ation</text:span></text:span><text:span text:style-name="Strong_20_Emphasis"><text:span text:style-name="T105"> menu</text:span></text:span><text:span text:style-name="Strong_20_Emphasis"><text:span text:style-name="T35"> icon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88"><text:span text:style-name="Strong_20_Emphasis"><text:span text:style-name="T33"/></text:span></text:p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10" office:value-type="string">
            <text:p text:style-name="P73"><text:span text:style-name="Strong_20_Emphasis"><text:span text:style-name="T41">Select </text:span></text:span><text:span text:style-name="Strong_20_Emphasis"><text:span text:style-name="T68">1 <text:s/>Prepar</text:span></text:span><text:span text:style-name="Strong_20_Emphasis"><text:span text:style-name="T71">e</text:span></text:span><text:span text:style-name="Strong_20_Emphasis"><text:span text:style-name="T68"> installation</text:span></text:span><text:span text:style-name="Strong_20_Emphasis"><text:span text:style-name="T52">. 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11" office:value-type="string">
            <text:p text:style-name="P74"><text:span text:style-name="Strong_20_Emphasis"><text:span text:style-name="T40">Follow the instructions on the screen.</text:span></text:span></text:p>
          </table:table-cell>
        </table:table-row>
      </table:table>
      <table:table table:name="Tabel1" table:style-name="Tabel1">
        <table:table-column table:style-name="Tabel1.A"/>
        <table:table-row>
          <table:table-cell table:style-name="Tabel1.A1" office:value-type="string">
            <text:p text:style-name="P62"><text:span text:style-name="T264">At</text:span> <text:span text:style-name="T266">Keyboard</text:span>:</text:p>
          </table:table-cell>
        </table:table-row>
        <table:table-row>
          <table:table-cell table:style-name="Tabel1.A1" office:value-type="string">
            <text:p text:style-name="P63"><text:span text:style-name="T264">Choose</text:span> <text:span text:style-name="T265">English (US)</text:span> <text:span text:style-name="T264">a</text:span><text:span text:style-name="T268">n</text:span><text:span text:style-name="T264">d</text:span><text:span text:style-name="T268"> </text:span><text:span text:style-name="Strong_20_Emphasis"><text:span text:style-name="T268">English (US, intl., with dead keys)</text:span></text:span><text:span text:style-name="T268">.</text:span></text:p>
          </table:table-cell>
        </table:table-row>
        <table:table-row>
          <table:table-cell table:style-name="Tabel1.A1" office:value-type="string">
            <text:p text:style-name="P59"/>
          </table:table-cell>
        </table:table-row>
      </table:table>
      <text:p text:style-name="P32"/>
      <text:list text:continue-numbering="true" text:style-name="L1">
        <text:list-item>
          <text:p text:style-name="P107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86"><text:span text:style-name="Strong_20_Emphasis"><text:span text:style-name="T59"><draw:control text:anchor-type="as-char" draw:z-index="2" draw:name="Vorm9" draw:style-name="gr1" draw:text-style-name="P109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97"><text:span text:style-name="T149">Boot the computer from</text:span><text:span text:style-name="T153"><text:note text:id="ftn4" text:note-class="footnote"><text:note-citation>1</text:note-citation><text:note-body><text:p text:style-name="P7"><text:span text:style-name="T99">Boot menu/Setup via one of the </text:span><text:span text:style-name="T100">f</text:span><text:span text:style-name="T99">requently used keys:</text:span> <text:span text:style-name="T248">Esc</text:span>, <text:span text:style-name="T248">Delete</text:span>, <text:span text:style-name="T248">F1</text:span>, <text:span text:style-name="T248">F2</text:span>, <text:span text:style-name="T248">F9</text:span>, <text:span text:style-name="T248">F10</text:span>, <text:span text:style-name="T248">F11</text:span>, <text:span text:style-name="T263">or </text:span><text:span text:style-name="T248">F12</text:span>.</text:p></text:note-body></text:note></text:span><text:span text:style-name="T149"> an</text:span><text:span text:style-name="T151"> </text:span><text:span text:style-name="Strong_20_Emphasis"><text:span text:style-name="T127"><text:user-field-get text:name="Distro">Ubuntu</text:user-field-get></text:span></text:span><text:span text:style-name="T152"><text:s/></text:span><text:span text:style-name="T128"><text:user-field-get text:name="Version">24.04</text:user-field-get></text:span><text:span text:style-name="T128"><text:s/></text:span><text:span text:style-name="Strong_20_Emphasis"><text:span text:style-name="T83"><text:user-field-get text:name="Edition">Desktop</text:user-field-get></text:span></text:span><text:span text:style-name="Strong_20_Emphasis"><text:span text:style-name="T83"><text:s/></text:span></text:span><text:span text:style-name="Strong_20_Emphasis"><text:span text:style-name="T84">L</text:span></text:span><text:span text:style-name="T80">ive</text:span><text:span text:style-name="T80"><text:note text:id="ftn5" text:note-class="footnote"><text:note-citation>2</text:note-citation><text:note-body><text:p text:style-name="P96"><text:span text:style-name="T18">From a Live USB stick you can boot and work with </text:span><text:span text:style-name="Strong_20_Emphasis"><text:span text:style-name="T161"><text:user-field-get text:name="Distro">Ubuntu</text:user-field-get></text:span></text:span><text:span text:style-name="Strong_20_Emphasis"><text:span text:style-name="T161"><text:s/></text:span></text:span><text:span text:style-name="T18">without modifying any files on the hard drive and also allows installation of </text:span><text:span text:style-name="Strong_20_Emphasis"><text:span text:style-name="T161"><text:user-field-get text:name="Distro">Ubuntu</text:user-field-get></text:span></text:span><text:span text:style-name="Strong_20_Emphasis"><text:span text:style-name="T161">.</text:span></text:span></text:p></text:note-body></text:note></text:span><text:span text:style-name="T149"> USB stick</text:span><text:span text:style-name="T81"><text:note text:id="ftn6" text:note-class="footnote"><text:note-citation>3</text:note-citation><text:note-body><text:p text:style-name="P99"><text:span text:style-name="Strong_20_Emphasis"><text:span text:style-name="T90">Create a bootable USB stick:<text:line-break/>Download a </text:span></text:span><text:span text:style-name="Strong_20_Emphasis"><text:span text:style-name="T94"><text:user-field-get text:name="Distro">Ubuntu</text:user-field-get></text:span></text:span><text:span text:style-name="Strong_20_Emphasis"><text:span text:style-name="T94"><text:s/></text:span></text:span><text:span text:style-name="Strong_20_Emphasis"><text:span text:style-name="T94"><text:user-field-get text:name="Edition">Desktop</text:user-field-get></text:span></text:span><text:span text:style-name="Strong_20_Emphasis"><text:span text:style-name="T90"><text:s/></text:span></text:span><text:span text:style-name="Strong_20_Emphasis"><text:span text:style-name="T94"><text:user-field-get text:name="Version">24.04</text:user-field-get></text:span></text:span><text:span text:style-name="Strong_20_Emphasis"><text:span text:style-name="T94"><text:s/></text:span></text:span><text:span text:style-name="Strong_20_Emphasis"><text:span text:style-name="T95">LTS </text:span></text:span><text:span text:style-name="Strong_20_Emphasis"><text:span text:style-name="T90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239">ubuntu.com/download</text:span></text:span></text:a><text:span text:style-name="Strong_20_Emphasis"><text:span text:style-name="T91">.</text:span></text:span><text:span text:style-name="Strong_20_Emphasis"><text:span text:style-name="T90"><text:line-break/></text:span></text:span><text:span text:style-name="Strong_20_Emphasis"><text:span text:style-name="T92">The next steps are described in </text:span></text:span><text:span text:style-name="Strong_20_Emphasis"><text:span text:style-name="T96">Linux informati</text:span></text:span><text:span text:style-name="Strong_20_Emphasis"><text:span text:style-name="T97">on</text:span></text:span><text:span text:style-name="Strong_20_Emphasis"><text:span text:style-name="T92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40">karelzimmer.nl/en</text:span></text:span></text:a><text:span text:style-name="Strong_20_Emphasis"><text:span text:style-name="T92">, under </text:span></text:span><text:span text:style-name="Strong_20_Emphasis"><text:span text:style-name="T96">Linux</text:span></text:span><text:span text:style-name="Strong_20_Emphasis"><text:span text:style-name="T92">.</text:span></text:span></text:p></text:note-body></text:note></text:span><text:span text:style-name="T149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2" office:value-type="string">
            <text:p text:style-name="P40"><text:span text:style-name="T129">Select</text:span><text:span text:style-name="Strong_20_Emphasis"><text:span text:style-name="T60"> </text:span></text:span><text:span text:style-name="Strong_20_Emphasis"><text:span text:style-name="T72">Try or I</text:span></text:span><text:span text:style-name="Strong_20_Emphasis"><text:span text:style-name="T73">n</text:span></text:span><text:span text:style-name="Strong_20_Emphasis"><text:span text:style-name="T74">stall Ubuntu</text:span></text:span><text:span text:style-name="T150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3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89"><text:span text:style-name="Strong_20_Emphasis"><text:span text:style-name="T59"><draw:control text:anchor-type="as-char" draw:z-index="12" draw:name="Vorm 5" draw:style-name="gr1" draw:text-style-name="P109" svg:width="0.35cm" svg:height="0.35cm" draw:control="control11"/></text:span></text:span></text:p>
          </table:table-cell>
          <table:table-cell table:style-name="_32_._5f_Installatie_5f_uitvoeren.C4" office:value-type="string">
            <text:p text:style-name="P5"><text:span text:style-name="T155">C</text:span><text:span text:style-name="T156">lick</text:span><text:span text:style-name="T155"> </text:span><text:span text:style-name="T157">In</text:span><text:span text:style-name="T158">stall Ubuntu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><text:span text:style-name="Strong_20_Emphasis"><text:span text:style-name="T30"/></text:span></text:p>
          </table:table-cell>
          <table:table-cell table:style-name="_32_._5f_Installatie_5f_uitvoeren.C6" office:value-type="string">
            <text:p text:style-name="P74"><text:span text:style-name="Strong_20_Emphasis"><text:span text:style-name="T111">Follow the instructions on the </text:span></text:span><text:span text:style-name="Strong_20_Emphasis"><text:span text:style-name="T112">installation </text:span></text:span><text:span text:style-name="Strong_20_Emphasis"><text:span text:style-name="T111">screens.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95"><text:span text:style-name="Strong_20_Emphasis"><text:span text:style-name="T86"><draw:control text:anchor-type="as-char" draw:z-index="26" draw:name="Vorm 10" draw:style-name="gr1" draw:text-style-name="P109" svg:width="0.35cm" svg:height="0.35cm" draw:control="control25"/></text:span></text:span></text:p>
          </table:table-cell>
          <table:table-cell table:style-name="_32_._5f_Installatie_5f_uitvoeren.C7" office:value-type="string">
            <text:p text:style-name="P62"><text:span text:style-name="T264">At</text:span> <text:span text:style-name="T267">Select your ke</text:span><text:span text:style-name="T266">yboard </text:span><text:span text:style-name="T267">layout</text:span>: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64"><text:span text:style-name="T264">Choose</text:span> <text:span text:style-name="T265">English (US)</text:span> <text:span text:style-name="T264">a</text:span><text:span text:style-name="T268">n</text:span><text:span text:style-name="T264">d </text:span><text:span text:style-name="Strong_20_Emphasis"><text:span text:style-name="T268">English (US, intl., with dead keys)</text:span></text:span><text:span text:style-name="T268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59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90"><text:span text:style-name="Strong_20_Emphasis"><text:span text:style-name="T88"><draw:control text:anchor-type="as-char" draw:z-index="27" draw:name="Vorm 11" draw:style-name="gr1" draw:text-style-name="P109" svg:width="0.35cm" svg:height="0.35cm" draw:control="control26"/></text:span></text:span></text:p>
          </table:table-cell>
          <table:table-cell table:style-name="_32_._5f_Installatie_5f_uitvoeren.C7" office:value-type="string">
            <text:p text:style-name="P30"><text:span text:style-name="T193">At</text:span><text:span text:style-name="T191"> </text:span><text:span text:style-name="Strong_20_Emphasis"><text:span text:style-name="T192">What apps would you like to install to start with?</text:span></text:span><text:span text:style-name="Strong_20_Emphasis"><text:span text:style-name="T194"> </text:span></text:span><text:span text:style-name="Strong_20_Emphasis"><text:span text:style-name="T195">choose</text:span></text:span><text:span text:style-name="Strong_20_Emphasis"><text:span text:style-name="T194"> </text:span></text:span><text:span text:style-name="Strong_20_Emphasis"><text:span text:style-name="T192">Extended selection</text:span></text:span><text:span text:style-name="Strong_20_Emphasis"><text:span text:style-name="T194">.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14"/>
          </table:table-cell>
          <table:table-cell table:style-name="_32_._5f_Installatie_5f_uitvoeren.A1" office:value-type="string">
            <text:p text:style-name="P90"><text:span text:style-name="Strong_20_Emphasis"><text:span text:style-name="T33"><draw:control text:anchor-type="as-char" draw:z-index="10" draw:name="Vorm 1" draw:style-name="gr1" draw:text-style-name="P109" svg:width="0.35cm" svg:height="0.35cm" draw:control="control9"/></text:span></text:span></text:p>
          </table:table-cell>
          <table:table-cell table:style-name="_32_._5f_Installatie_5f_uitvoeren.C13" office:value-type="string">
            <text:p text:style-name="P29"><text:span text:style-name="T184">At</text:span><text:span text:style-name="T180"> </text:span><text:span text:style-name="Strong_20_Emphasis"><text:span text:style-name="T185">Create your account</text:span></text:span><text:span text:style-name="Strong_20_Emphasis"><text:span text:style-name="T177">:</text:span></text:span></text:p>
          </table:table-cell>
        </table:table-row>
        <table:table-row>
          <table:table-cell table:style-name="_32_._5f_Installatie_5f_uitvoeren.A1" office:value-type="string">
            <text:p text:style-name="P14"/>
          </table:table-cell>
          <table:table-cell table:style-name="_32_._5f_Installatie_5f_uitvoeren.A1" office:value-type="string">
            <text:p text:style-name="P14"/>
          </table:table-cell>
          <table:table-cell table:style-name="_32_._5f_Installatie_5f_uitvoeren.C14" office:value-type="string">
            <text:p text:style-name="P28"><text:span text:style-name="Strong_20_Emphasis"><text:span text:style-name="T178">E</text:span></text:span><text:span text:style-name="T180">nter your </text:span><text:span text:style-name="T188">Your n</text:span><text:span text:style-name="T187">ame </text:span><text:span text:style-name="Definition"><text:span text:style-name="T14">USER</text:span></text:span><text:span text:style-name="Strong_20_Emphasis"><text:span text:style-name="T176">, <text:line-break/></text:span></text:span><text:span text:style-name="Strong_20_Emphasis"><text:span text:style-name="T182">Y</text:span></text:span><text:span text:style-name="Strong_20_Emphasis"><text:span text:style-name="T181">our computer</text:span></text:span><text:span text:style-name="Strong_20_Emphasis"><text:span text:style-name="T182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175">,<text:line-break/></text:span></text:span><text:span text:style-name="Strong_20_Emphasis"><text:span text:style-name="T183">Pick</text:span></text:span><text:span text:style-name="Strong_20_Emphasis"><text:span text:style-name="T181"> a username</text:span></text:span><text:span text:style-name="Strong_20_Emphasis"><text:span text:style-name="T175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175">, </text:span></text:span><text:span text:style-name="Strong_20_Emphasis"><text:span text:style-name="T179">and</text:span></text:span><text:span text:style-name="Strong_20_Emphasis"><text:span text:style-name="T175"><text:line-break/></text:span></text:span><text:span text:style-name="Strong_20_Emphasis"><text:span text:style-name="T174">enter a </text:span></text:span><text:span text:style-name="Strong_20_Emphasis"><text:span text:style-name="T186">password</text:span></text:span><text:span text:style-name="Strong_20_Emphasis"><text:span text:style-name="T174"> twice.</text:span></text:span></text:p>
          </table:table-cell>
        </table:table-row>
      </table:table>
      <text:p text:style-name="P68"><text:span text:style-name="Strong_20_Emphasis"><text:span text:style-name="T61"/></text:span></text:p>
      <text:list text:continue-numbering="true" text:style-name="L1">
        <text:list-item>
          <text:p text:style-name="P105"><text:span text:style-name="Strong_20_Emphasis"><text:span text:style-name="T79">Finish installation</text:span></text:span></text:p>
        </text:list-item>
      </text:list>
      <text:p text:style-name="P69"><text:span text:style-name="Strong_20_Emphasis"><text:span text:style-name="T2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1"><text:span text:style-name="Strong_20_Emphasis"><text:span text:style-name="T59"><draw:control text:anchor-type="as-char" draw:z-index="3" draw:name="Vorm24" draw:style-name="gr1" draw:text-style-name="P109" svg:width="0.35cm" svg:height="0.35cm" draw:control="control2"/></text:span></text:span></text:p>
          </table:table-cell>
          <table:table-cell table:style-name="_33_._5f_Installatie_5f_afronden.C1" office:value-type="string">
            <text:p text:style-name="P70"><text:span text:style-name="Strong_20_Emphasis"><text:span text:style-name="T26">Log in as </text:span></text:span><text:span text:style-name="Definition"><text:span text:style-name="T11">USER</text:span></text:span><text:span text:style-name="Strong_20_Emphasis"><text:span text:style-name="T26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2" office:value-type="string">
            <text:p text:style-name="P70"><text:span text:style-name="Strong_20_Emphasis"><text:span text:style-name="T62"/></text:span></text:p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8"><text:span text:style-name="Strong_20_Emphasis"><text:span text:style-name="T86"><draw:control text:anchor-type="as-char" draw:z-index="15" draw:name="Vorm4_ 1" draw:style-name="gr1" draw:text-style-name="P109" svg:width="0.35cm" svg:height="0.35cm" draw:control="control14"/></text:span></text:span></text:p>
          </table:table-cell>
          <table:table-cell table:style-name="_33_._5f_Installatie_5f_afronden.C3" office:value-type="string">
            <text:p text:style-name="P74"><text:span text:style-name="Strong_20_Emphasis"><text:span text:style-name="T113">Follow the instructions on the </text:span></text:span><text:span text:style-name="Strong_20_Emphasis"><text:span text:style-name="T114">welcome screens</text:span></text:span><text:span text:style-name="Strong_20_Emphasis"><text:span text:style-name="T113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4" office:value-type="string">
            <text:p text:style-name="P6"/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94"><text:span text:style-name="Strong_20_Emphasis"><text:span text:style-name="T87"><draw:control text:anchor-type="as-char" draw:z-index="22" draw:name="Vorm4" draw:style-name="gr1" draw:text-style-name="P109" svg:width="0.35cm" svg:height="0.35cm" draw:control="control21"/></text:span></text:span></text:p>
          </table:table-cell>
          <table:table-cell table:style-name="_33_._5f_Installatie_5f_afronden.C5" office:value-type="string">
            <text:p text:style-name="P102"><text:span text:style-name="Strong_20_Emphasis"><text:span text:style-name="T54">P</text:span></text:span><text:span text:style-name="Strong_20_Emphasis"><text:span text:style-name="T34">ress the </text:span></text:span><text:span text:style-name="Strong_20_Emphasis"><text:span text:style-name="T117">Super</text:span></text:span><text:span text:style-name="Strong_20_Emphasis"><text:span text:style-name="T31"> </text:span></text:span><text:span text:style-name="Strong_20_Emphasis"><text:span text:style-name="T48">key</text:span></text:span><text:span text:style-name="Strong_20_Emphasis"><text:span text:style-name="T31"><text:note text:id="ftn7" text:note-class="footnote"><text:note-citation>1</text:note-citation><text:note-body><text:p text:style-name="P66"><text:span text:style-name="T172">The </text:span><text:span text:style-name="T171">Super</text:span><text:span text:style-name="T172"> key is the Windows key, Command key (Apple), or Magnifier key </text:span><text:span text:style-name="T173">(Chromebook)</text:span><text:span text:style-name="T172">.</text:span></text:p></text:note-body></text:note></text:span></text:span><text:span text:style-name="Strong_20_Emphasis"><text:span text:style-name="T35">, </text:span></text:span><text:span text:style-name="Strong_20_Emphasis"><text:span text:style-name="T37">type</text:span></text:span><text:span text:style-name="Strong_20_Emphasis"><text:span text:style-name="T38"> </text:span></text:span><text:span text:style-name="Strong_20_Emphasis"><text:span text:style-name="T63">ter</text:span></text:span><text:span text:style-name="Strong_20_Emphasis"><text:span text:style-name="T64">m</text:span></text:span><text:span text:style-name="Strong_20_Emphasis"><text:span text:style-name="T39"> </text:span></text:span><text:span text:style-name="Strong_20_Emphasis"><text:span text:style-name="T49">and click the </text:span></text:span><text:span text:style-name="Strong_20_Emphasis"><text:span text:style-name="T65">Terminal</text:span></text:span><text:span text:style-name="Strong_20_Emphasis"><text:span text:style-name="T49"> ico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92"><text:span text:style-name="Strong_20_Emphasis"><text:span text:style-name="T33"/></text:span></text:p>
          </table:table-cell>
          <table:table-cell table:style-name="_33_._5f_Installatie_5f_afronden.C6" office:value-type="string">
            <text:p text:style-name="P82"><text:span text:style-name="T15">Type these two commands, each followed by the</text:span><text:span text:style-name="Strong_20_Emphasis"><text:span text:style-name="T39"> </text:span></text:span><text:span text:style-name="Strong_20_Emphasis"><text:span text:style-name="T118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7" office:value-type="string">
            <text:p text:style-name="P85"><text:span text:style-name="User_20_Entry"><text:span text:style-name="T103">wget karelzimmer.nl/</text:span></text:span><text:span text:style-name="User_20_Entry"><text:span text:style-name="T104">getdeb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8" office:value-type="string">
            <text:p text:style-name="P103"><text:span text:style-name="User_20_Entry"><text:span text:style-name="T103">bash </text:span></text:span><text:span text:style-name="User_20_Entry"><text:span text:style-name="T104">getdeb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9" office:value-type="string">
            <text:p text:style-name="P75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10" office:value-type="string">
            <text:p text:style-name="P45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4"><text:span text:style-name="Strong_20_Emphasis"><text:span text:style-name="T87"><draw:control text:anchor-type="as-char" draw:z-index="23" draw:name="Vorm 3" draw:style-name="gr1" draw:text-style-name="P109" svg:width="0.35cm" svg:height="0.35cm" draw:control="control22"/></text:span></text:span></text:p>
          </table:table-cell>
          <table:table-cell table:style-name="_33_._5f_Installatie_5f_afronden.C11" office:value-type="string">
            <text:p text:style-name="P101"><text:span text:style-name="Strong_20_Emphasis"><text:span text:style-name="T55">P</text:span></text:span><text:span text:style-name="Strong_20_Emphasis"><text:span text:style-name="T44">ress the</text:span></text:span><text:span text:style-name="Strong_20_Emphasis"><text:span text:style-name="T43"> </text:span></text:span><text:span text:style-name="Strong_20_Emphasis"><text:span text:style-name="T117">Super</text:span></text:span><text:span text:style-name="Strong_20_Emphasis"><text:span text:style-name="T44"> key</text:span></text:span><text:span text:style-name="Strong_20_Emphasis"><text:span text:style-name="T24"><text:note-ref text:note-class="footnote" text:reference-format="text" text:ref-name="ftn7">1</text:note-ref></text:span></text:span><text:span text:style-name="Strong_20_Emphasis"><text:span text:style-name="T44">, type </text:span></text:span><text:span text:style-name="Strong_20_Emphasis"><text:span text:style-name="T69">menu</text:span></text:span><text:span text:style-name="Strong_20_Emphasis"><text:span text:style-name="T44"> and click the </text:span></text:span><text:span text:style-name="Strong_20_Emphasis"><text:span text:style-name="T107">Install</text:span></text:span><text:span text:style-name="Strong_20_Emphasis"><text:span text:style-name="T108">ation</text:span></text:span><text:span text:style-name="Strong_20_Emphasis"><text:span text:style-name="T107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1"><text:span text:style-name="Strong_20_Emphasis"><text:span text:style-name="T33"/></text:span></text:p>
          </table:table-cell>
          <table:table-cell table:style-name="_33_._5f_Installatie_5f_afronden.C12" office:value-type="string">
            <text:p text:style-name="P83"><text:span text:style-name="Strong_20_Emphasis"><text:span text:style-name="T42">Se</text:span></text:span><text:span text:style-name="Strong_20_Emphasis"><text:span text:style-name="T50">lect</text:span></text:span><text:span text:style-name="Strong_20_Emphasis"><text:span text:style-name="T42"> </text:span></text:span><text:span text:style-name="Strong_20_Emphasis"><text:span text:style-name="T76">3</text:span></text:span><text:span text:style-name="Strong_20_Emphasis"><text:span text:style-name="T75"> <text:s/></text:span></text:span><text:span text:style-name="Strong_20_Emphasis"><text:span text:style-name="T77">Finish installatio</text:span></text:span><text:span text:style-name="Strong_20_Emphasis"><text:span text:style-name="T78">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5"/>
          </table:table-cell>
          <table:table-cell table:style-name="_33_._5f_Installatie_5f_afronden.C13" office:value-type="string">
            <text:p text:style-name="P76"><text:span text:style-name="Strong_20_Emphasis"><text:span text:style-name="T40">Follow the instructions on the screen.</text:span></text:span></text:p>
          </table:table-cell>
        </table:table-row>
      </table:table>
      <text:p text:style-name="P69"><text:span text:style-name="Strong_20_Emphasis"><text:span text:style-name="T26"/></text:span></text:p>
      <text:list text:continue-numbering="true" text:style-name="L1">
        <text:list-item>
          <text:p text:style-name="P108"><text:span text:style-name="Strong_20_Emphasis"><text:span text:style-name="T17">P</text:span></text:span><text:span text:style-name="Strong_20_Emphasis"><text:span text:style-name="T189">rovision user</text:span></text:span></text:p>
        </text:list-item>
      </text:list>
      <text:p text:style-name="P3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93"><text:span text:style-name="Strong_20_Emphasis"><text:span text:style-name="T59"><draw:control text:anchor-type="as-char" draw:z-index="6" draw:name="Vorm40_0" draw:style-name="gr1" draw:text-style-name="P109" svg:width="0.35cm" svg:height="0.35cm" draw:control="control5"/></text:span></text:span></text:p>
          </table:table-cell>
          <table:table-cell table:style-name="Tabel2.A1" office:value-type="string">
            <text:p text:style-name="P93"><text:span text:style-name="Strong_20_Emphasis"><text:span text:style-name="T59"><draw:control text:anchor-type="as-char" draw:z-index="13" draw:name="Vorm40_ 1" draw:style-name="gr1" draw:text-style-name="P109" svg:width="0.35cm" svg:height="0.35cm" draw:control="control12"/></text:span></text:span></text:p>
          </table:table-cell>
          <table:table-cell table:style-name="Tabel2.D1" office:value-type="string">
            <text:p text:style-name="P38"><text:span text:style-name="Strong_20_Emphasis"><text:span text:style-name="T27">Log in as</text:span></text:span><text:span text:style-name="Strong_20_Emphasis"><text:span text:style-name="T26"> </text:span></text:span><text:span text:style-name="Definition"><text:span text:style-name="T11">USER</text:span></text:span><text:span text:style-name="Strong_20_Emphasis"><text:span text:style-name="T45"><text:note text:id="ftn8" text:note-class="footnote"><text:note-citation>1</text:note-citation><text:note-body><text:p text:style-name="P81"><text:span text:style-name="User_20_Entry"><text:span text:style-name="T102">Login any additional </text:span></text:span><text:span text:style-name="Definition"><text:span text:style-name="T241">USER</text:span></text:span><text:span text:style-name="User_20_Entry"><text:span text:style-name="T101">s </text:span></text:span><text:span text:style-name="User_20_Entry"><text:span text:style-name="T102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D2" office:value-type="string">
            <text:p text:style-name="P47"/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8"><text:span text:style-name="Strong_20_Emphasis"><text:span text:style-name="T86"><draw:control text:anchor-type="as-char" draw:z-index="16" draw:name="Vorm4_ 2" draw:style-name="gr1" draw:text-style-name="P109" svg:width="0.35cm" svg:height="0.35cm" draw:control="control15"/></text:span></text:span></text:p>
          </table:table-cell>
          <table:table-cell table:style-name="Tabel2.D2" office:value-type="string">
            <text:p text:style-name="P46"><text:span text:style-name="Strong_20_Emphasis"><text:span text:style-name="T115">Follow the instructions on the </text:span></text:span><text:span text:style-name="Strong_20_Emphasis"><text:span text:style-name="T116">welcome screens</text:span></text:span><text:span text:style-name="Strong_20_Emphasis"><text:span text:style-name="T115">.</text:span></text:span></text:p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D2" office:value-type="string">
            <text:p text:style-name="P47"/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94"><text:span text:style-name="Strong_20_Emphasis"><text:span text:style-name="T87"><draw:control text:anchor-type="as-char" draw:z-index="24" draw:name="Vorm 8" draw:style-name="gr1" draw:text-style-name="P109" svg:width="0.35cm" svg:height="0.35cm" draw:control="control23"/></text:span></text:span></text:p>
          </table:table-cell>
          <table:table-cell table:style-name="Tabel2.A1" office:value-type="string">
            <text:p text:style-name="P94"><text:span text:style-name="Strong_20_Emphasis"><text:span text:style-name="T87"><draw:control text:anchor-type="as-char" draw:z-index="25" draw:name="Vorm 9" draw:style-name="gr1" draw:text-style-name="P109" svg:width="0.35cm" svg:height="0.35cm" draw:control="control24"/></text:span></text:span></text:p>
          </table:table-cell>
          <table:table-cell table:style-name="Tabel2.D5" office:value-type="string">
            <text:p text:style-name="P41"><text:span text:style-name="Strong_20_Emphasis"><text:span text:style-name="T56">P</text:span></text:span><text:span text:style-name="Strong_20_Emphasis"><text:span text:style-name="T46">ress the </text:span></text:span><text:span text:style-name="Strong_20_Emphasis"><text:span text:style-name="T117">Super</text:span></text:span><text:span text:style-name="Strong_20_Emphasis"><text:span text:style-name="T46"> key</text:span></text:span><text:span text:style-name="Strong_20_Emphasis"><text:span text:style-name="T23"><text:note text:id="ftn9" text:note-class="footnote"><text:note-citation>2</text:note-citation><text:note-body><text:p text:style-name="P67"><text:span text:style-name="T172">The </text:span><text:span text:style-name="T171">Super</text:span><text:span text:style-name="T172"> key is the Windows key, Command key (Apple), or Magnifier key </text:span><text:span text:style-name="T173">(Chromebook)</text:span><text:span text:style-name="T172">.</text:span></text:p></text:note-body></text:note></text:span></text:span><text:span text:style-name="Strong_20_Emphasis"><text:span text:style-name="T46">, type </text:span></text:span><text:span text:style-name="Strong_20_Emphasis"><text:span text:style-name="T70">menu</text:span></text:span><text:span text:style-name="Strong_20_Emphasis"><text:span text:style-name="T46"> and click on the </text:span></text:span><text:span text:style-name="Strong_20_Emphasis"><text:span text:style-name="T109">Install</text:span></text:span><text:span text:style-name="Strong_20_Emphasis"><text:span text:style-name="T110">ation</text:span></text:span><text:span text:style-name="Strong_20_Emphasis"><text:span text:style-name="T109"> menu</text:span></text:span><text:span text:style-name="Strong_20_Emphasis"><text:span text:style-name="T46"> icon.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6" office:value-type="string">
            <text:p text:style-name="P39"><text:span text:style-name="Strong_20_Emphasis"><text:span text:style-name="T51">Select</text:span></text:span><text:span text:style-name="Strong_20_Emphasis"><text:span text:style-name="T42"> </text:span></text:span><text:span text:style-name="Strong_20_Emphasis"><text:span text:style-name="T76">4 <text:s/></text:span></text:span><text:span text:style-name="Strong_20_Emphasis"><text:span text:style-name="T66">Provision user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7" office:value-type="string">
            <text:p text:style-name="P77"><text:span text:style-name="Strong_20_Emphasis"><text:span text:style-name="T40">Follow the instructions on the screen.</text:span></text:span></text:p>
          </table:table-cell>
        </table:table-row>
      </table:table>
      <text:p text:style-name="P48"/>
      <text:p text:style-name="P49"/>
      <text:p text:style-name="P61"><text:span text:style-name="T169">End of checklist,</text:span><text:span text:style-name="T170"> </text:span><text:span text:style-name="Strong_20_Emphasis"><text:span text:style-name="T126"><text:user-field-get text:name="Distro">Ubuntu</text:user-field-get></text:span></text:span><text:span text:style-name="T168"><text:s/></text:span><text:span text:style-name="T167"><text:user-field-get text:name="Version">24.04</text:user-field-get></text:span><text:span text:style-name="T167"><text:s/></text:span><text:span text:style-name="Strong_20_Emphasis"><text:span text:style-name="T82"><text:user-field-get text:name="Edition">Desktop</text:user-field-get></text:span></text:span><text:span text:style-name="Strong_20_Emphasis"><text:span text:style-name="T82"><text:s/></text:span></text:span><text:span text:style-name="T169">installation is complete.</text:span></text:p>
      <text:p text:style-name="P35"/>
      <text:p text:style-name="P26"><text:span text:style-name="Emphasis"><text:span text:style-name="T255">Written</text:span></text:span><text:span text:style-name="Emphasis"><text:span text:style-name="T256"> </text:span></text:span><text:span text:style-name="Emphasis"><text:span text:style-name="T255">by</text:span></text:span><text:span text:style-name="Emphasis"><text:span text:style-name="T256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62">Karel Zimmer</text:span></text:span></text:a><text:span text:style-name="Emphasis"><text:span text:style-name="T257">.</text:span></text:span></text:p>
      <text:p text:style-name="P27"><text:span text:style-name="Emphasis"><text:span text:style-name="T259">C</text:span></text:span><text:span text:style-name="Emphasis"><text:span text:style-name="T260">C0</text:span></text:span><text:span text:style-name="Emphasis"><text:span text:style-name="T257"> 1.0 </text:span></text:span><text:span text:style-name="Emphasis"><text:span text:style-name="T258">Universal</text:span></text:span><text:span text:style-name="Emphasis"><text:span text:style-name="T261"> </text:span></text:span><text:span text:style-name="Emphasis"><text:span text:style-name="T261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61"><text:s/></text:span></text:span><text:span text:style-name="Emphasis"><text:span text:style-name="T261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61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5-20T09:43:18.950753663">20/05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20T09:43:18.771001226</dc:date>
    <meta:keyword>Installatie</meta:keyword>
    <meta:keyword>Checklist</meta:keyword>
    <meta:keyword>Linux</meta:keyword>
    <meta:editing-cycles>6904</meta:editing-cycles>
    <meta:editing-duration>P12DT5H39M13S</meta:editing-duration>
    <dc:creator>Karel Zimmer</dc:creator>
    <meta:printed-by>Karel Zimmer</meta:printed-by>
    <meta:print-date>2023-08-13T09:05:13.063696636</meta:print-date>
    <meta:document-statistic meta:table-count="5" meta:image-count="2" meta:object-count="0" meta:page-count="4" meta:paragraph-count="83" meta:word-count="546" meta:character-count="3379" meta:non-whitespace-character-count="2860"/>
    <meta:user-defined meta:name="Info 1"/>
    <meta:user-defined meta:name="Info 2"/>
    <meta:user-defined meta:name="Info 3"/>
    <meta:user-defined meta:name="Info 4"/>
  </office:meta>
</office:document-meta>
</file>